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cidade (</text:p>
      <text:p text:style-name="Standard"><text:tab/>id serial primary key,</text:p>
      <text:p text:style-name="Standard"><text:tab/>nome varchar(50) not null,</text:p>
      <text:p text:style-name="Standard"><text:tab/>uf varchar(2) not null</text:p>
      <text:p text:style-name="Standard">)</text:p>
      <text:p text:style-name="Standard"/>
      <text:p text:style-name="Standard">alter table pessoa</text:p>
      <text:p text:style-name="Standard">add column cidade_id integer;</text:p>
      <text:p text:style-name="Standard"/>
      <text:p text:style-name="Standard">alter table pessoa</text:p>
      <text:p text:style-name="Standard">add constraint fk_cidade</text:p>
      <text:p text:style-name="Standard">foreign key (cidade_id)</text:p>
      <text:p text:style-name="Standard">references cidade (id)</text:p>
      <text:p text:style-name="Standard"/>
      <text:p text:style-name="Standard">select * from cidade</text:p>
      <text:p text:style-name="Standard"/>
      <text:p text:style-name="Standard">select pessoa.*, cidade.nome as cidade_nome, cidade.uf as cidade_uf from pessoa</text:p>
      <text:p text:style-name="Standard">left join cidade on cidade.id = pessoa.cidade_i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21:56:21.534392661</meta:creation-date>
    <dc:date>2020-08-17T21:56:40.728921836</dc:date>
    <meta:editing-duration>PT20S</meta:editing-duration>
    <meta:editing-cycles>1</meta:editing-cycles>
    <meta:document-statistic meta:table-count="0" meta:image-count="0" meta:object-count="0" meta:page-count="1" meta:paragraph-count="14" meta:word-count="57" meta:character-count="376" meta:non-whitespace-character-count="330"/>
    <meta:generator>LibreOffice/6.4.4.2$Linux_X86_64 LibreOffice_project/40$Build-2</meta:generator>
  </office:meta>
</office:document-meta>
</file>